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 table:number-rows-repeated="1047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77:'2025'.J37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.00.0000</text:date>, <text:time style:data-style-name="N2" text:time-value="00:47:21.1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1T00:48:54.684000000</dc:date>
    <meta:editing-duration>P7DT21H26M51S</meta:editing-duration>
    <meta:editing-cycles>3116</meta:editing-cycles>
    <meta:document-statistic meta:table-count="6" meta:cell-count="18130" meta:object-count="0"/>
  </office:meta>
</office:document-meta>
</file>